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3" style:family="paragraph" style:parent-style-name="Subsección">
      <style:paragraph-properties fo:text-align="justify" style:justify-single-word="false"/>
    </style:style>
    <style:style style:name="P4" style:family="paragraph" style:parent-style-name="Subsección">
      <style:text-properties style:use-window-font-color="true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5" style:family="paragraph" style:parent-style-name="Subsección">
      <style:text-properties style:use-window-font-color="true" style:font-name="Arial" fo:font-size="12pt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P6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a060a" officeooo:paragraph-rsid="000a060a" style:font-size-asian="12pt" style:font-weight-asian="bold" style:font-name-complex="Arial1" style:font-size-complex="12pt" style:font-weight-complex="bold"/>
    </style:style>
    <style:style style:name="P13" style:family="paragraph" style:parent-style-name="List_20_Paragraph" style:list-style-name="WWNum3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14" style:family="paragraph" style:parent-style-name="List_20_Bullet" style:list-style-name="WWNum5">
      <style:text-properties style:use-window-font-color="true" style:font-name="Arial" fo:font-size="12pt" fo:language="en" fo:country="US" style:font-size-asian="12pt" style:font-name-complex="Arial1" style:font-size-complex="12pt"/>
    </style:style>
    <style:style style:name="P15" style:family="paragraph" style:parent-style-name="List_20_Bullet" style:list-style-name="WWNum5">
      <style:text-properties style:use-window-font-color="true" style:font-name="Arial" fo:font-size="12pt" style:font-size-asian="12pt" style:font-name-complex="Arial1" style:font-size-complex="12pt"/>
    </style:style>
    <style:style style:name="P16" style:family="paragraph" style:parent-style-name="Subsección">
      <style:text-properties style:use-window-font-color="true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7" style:family="paragraph" style:parent-style-name="Subsección">
      <style:paragraph-properties fo:text-align="justify" style:justify-single-word="false"/>
      <style:text-properties style:use-window-font-color="true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8" style:family="paragraph" style:parent-style-name="Subsección">
      <style:paragraph-properties fo:text-align="justify" style:justify-single-word="false"/>
      <style:text-properties style:use-window-font-color="true" style:font-name="Arial" fo:font-size="12pt" fo:font-weight="normal" officeooo:rsid="000a060a" officeooo:paragraph-rsid="000a060a" style:font-size-asian="12pt" style:font-weight-asian="normal" style:font-name-complex="Arial1" style:font-size-complex="12pt" style:font-weight-complex="normal"/>
    </style:style>
    <style:style style:name="P19" style:family="paragraph" style:parent-style-name="Subsección" style:list-style-name="WWNum5">
      <style:text-properties style:use-window-font-color="true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20" style:family="paragraph" style:parent-style-name="Subsección" style:list-style-name="WWNum2">
      <style:text-properties style:use-window-font-color="true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21" style:family="paragraph" style:parent-style-name="Subsección">
      <style:text-properties style:use-window-font-color="true" style:font-name="Arial" fo:font-size="12pt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a060a" style:font-size-asian="12pt" style:font-name-complex="Arial1" style:font-size-complex="12pt"/>
    </style:style>
    <style:style style:name="T3" style:family="text">
      <style:text-properties style:use-window-font-color="true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4" style:family="text">
      <style:text-properties style:use-window-font-color="true" style:font-name="Arial" fo:font-size="12pt" fo:font-weight="normal" officeooo:rsid="000a060a" style:font-size-asian="12pt" style:font-weight-asian="normal" style:font-name-complex="Arial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/text:p>
      <text:p text:style-name="P7">José Marcelo Cadenas Diaz</text:p>
      <text:p text:style-name="P8">12 177 677-4</text:p>
      <text:p text:style-name="P8">Hoevel 4459, Quinta Normal</text:p>
      <text:p text:style-name="P8">Móvil <text:s text:c="2"/>9-6580-9577</text:p>
      <text:p text:style-name="P8">46 años </text:p>
      <text:p text:style-name="P8">chileno</text:p>
      <text:p text:style-name="P8">marcelocadenas1972@gmail.com</text:p>
      <text:p text:style-name="P9">__________________________________________________________________</text:p>
      <text:p text:style-name="P2">RESUMEN</text:p>
      <text:p text:style-name="P1"><text:span text:style-name="T1">Soldador c</text:span><text:span text:style-name="T2">alificado</text:span><text:span text:style-name="T1"> con más de 15 años de experiencia en diferentes rubros, como la minería e industria, ejecutando procedimientos de alta especialización de maquinaria en soldaduras 3g y 4g <text:s/>mig tubular en otros, facilidad para integrar equipos de trabajo, proactivo y comprometido con los objetivos de la empresa. </text:span></text:p>
      <text:p text:style-name="P12">*Actualmente Buscando trabajo en mi area de estudio de informatica para obtener mayor experiencia</text:p>
      <text:p text:style-name="P2">EXPERIENCIA LABORAL</text:p>
      <text:p text:style-name="P4">INAMAR LTDA.</text:p>
      <text:p text:style-name="P17">Soldador 4g mig tubular calificación interna, desarrollando trabajos para la minería</text:p>
      <text:p text:style-name="P17">como la construcción de puentes grúa, soldaduras inoxidables <text:s/>en maquina mig toda posición 4g.</text:p>
      <text:p text:style-name="P4"/>
      <text:p text:style-name="P4"/>
      <text:p text:style-name="P4">DT hi LOAD.</text:p>
      <text:p text:style-name="P17">Soldador 4g mig tubular calificación interna, desarrollando trabajos en tolvas para camiones de minería, con calificación 3g acero hardox temperatura indura.</text:p>
      <text:p text:style-name="P4"/>
      <text:p text:style-name="P4"/>
      <text:p text:style-name="P4">ARRIGONI METALURGICA.</text:p>
      <text:p text:style-name="P4">Soldador 3g mig tubular calificación interna, desarrollando múltiples trabajos para la minería y construcción de puentes para ferrocarriles en soldadura y torchado. </text:p>
      <text:p text:style-name="P4"/>
      <text:p text:style-name="P4"/>
      <text:p text:style-name="P4">FRABITANK </text:p>
      <text:p text:style-name="P4">Soldador tubular de estanques. </text:p>
      <text:p text:style-name="P4"/>
      <text:p text:style-name="P4">DT HILOAD</text:p>
      <text:p text:style-name="P17">Soldador tubular 3g en acero hardox con temperatura y tolvas de camiones mineros 930.</text:p>
      <text:p text:style-name="P4"/>
      <text:p text:style-name="P4"><text:soft-page-break/></text:p>
      <text:p text:style-name="P4"/>
      <text:p text:style-name="P4"/>
      <text:p text:style-name="P5">FORMACIÓN ACADÉMICA</text:p>
      <text:p text:style-name="P5"/>
      <text:p text:style-name="Subsección"><text:span text:style-name="T3">CF</text:span><text:span text:style-name="T4">P</text:span><text:span text:style-name="T3"> ESUCOMEX </text:span></text:p>
      <text:p text:style-name="P3"><text:span text:style-name="T3">Actualmente cursando </text:span><text:span text:style-name="T4">SEGUNDO SEMESTRE</text:span><text:span text:style-name="T3"> de la carrera de Analista y programador de computadores.</text:span></text:p>
      <text:p text:style-name="P18">Lenguajes:</text:p>
      <text:p text:style-name="P18">* java</text:p>
      <text:p text:style-name="P18">* html5</text:p>
      <text:p text:style-name="P18">*css</text:p>
      <text:p text:style-name="P4"/>
      <text:p text:style-name="P4">Enseñanza media Liceo Guillermo Labarca - A79, Quinta Normal</text:p>
      <text:p text:style-name="P4"/>
      <text:p text:style-name="P5">CALIFICACIONES CERTIFICADAS</text:p>
      <text:p text:style-name="P4"/>
      <text:list xml:id="list1967184378" text:style-name="WWNum5">
        <text:list-item>
          <text:p text:style-name="P14">3g <text:s/>smaw (arco manual) ,4g gtaw(tig) ,6g gtaw (tig) Indura</text:p>
        </text:list-item>
        <text:list-item>
          <text:p text:style-name="P15">Última calificación interna <text:s/>3g fcaw <text:s/>1.6 (arrigoni) </text:p>
        </text:list-item>
        <text:list-item>
          <text:p text:style-name="P19">3g plancha 25mm 1.6 <text:s text:c="2"/>tubular .hardox con <text:s/>temperatura <text:s text:c="2"/>indura</text:p>
        </text:list-item>
      </text:list>
      <text:p text:style-name="P4"/>
      <text:p text:style-name="P5">OTROS CONOCIMIENTOS TÉCNICOS </text:p>
      <text:p text:style-name="P4"/>
      <text:list xml:id="list3587371301" text:style-name="WWNum2">
        <text:list-item>
          <text:p text:style-name="P20">alambres sólidos para procesos mig en toda posición</text:p>
        </text:list-item>
        <text:list-item>
          <text:p text:style-name="P20">6011 para cordones de raíz</text:p>
        </text:list-item>
        <text:list-item>
          <text:p text:style-name="P20">7018 cañerías</text:p>
        </text:list-item>
        <text:list-item>
          <text:p text:style-name="P20">7024 facilarc proceso de radiadores</text:p>
        </text:list-item>
        <text:list-item>
          <text:p text:style-name="P20">29 9s inoxidables</text:p>
        </text:list-item>
        <text:list-item>
          <text:p text:style-name="P20">torchado en todas las medidas ¼ <text:s/>5/16 <text:s/>3/8</text:p>
        </text:list-item>
      </text:list>
      <text:p text:style-name="P2"/>
      <text:p text:style-name="P2">OTROS CONOCIMIENTOS ADMINISTRATIVOS</text:p>
      <text:list xml:id="list2752371086" text:style-name="WWNum3">
        <text:list-item>
          <text:p text:style-name="P13">Manejo de sistemas operativos en ambiente Windows.</text:p>
        </text:list-item>
        <text:list-item>
          <text:p text:style-name="P13">Mantención y reparación de computadores.</text:p>
        </text:list-item>
        <text:list-item>
          <text:p text:style-name="P13">Uso de office a nivel usuario.</text:p>
        </text:list-item>
        <text:list-item>
          <text:p text:style-name="P13">Manejo de documentación de bodega.</text:p>
        </text:list-item>
        <text:list-item>
          <text:p text:style-name="P13">Recepción y despacho de materiales.</text:p>
        </text:list-item>
        <text:list-item>
          <text:p text:style-name="P13">Control de stock en bodega.</text:p>
        </text:list-item>
      </text:list>
      <text:p text:style-name="P2">DISPONIBILIDAD</text:p>
      <text:p text:style-name="P10">Inmediata, en horarios de lunes a viernes desde las 08:00 hasta las 18: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s" fo:country="C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0pt" fo:language="es" fo:country="ES" style:font-name-asian="Calibri1" style:font-family-asian="Calibri" style:font-family-generic-asian="system" style:font-pitch-asian="variable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ubsección" style:family="paragraph" style:parent-style-name="Standard" style:default-outline-level="">
      <style:paragraph-properties fo:margin-top="0cm" fo:margin-bottom="0cm" loext:contextual-spacing="false" fo:line-height="100%"/>
      <style:text-properties fo:color="#44546a"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margin-top="0.706cm" fo:margin-bottom="0.353cm" loext:contextual-spacing="false"/>
      <style:text-properties fo:color="#4472c4" style:font-name="Calibri Light" fo:font-family="'Calibri Light'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Bullet" style:display-name="List Bullet" style:family="paragraph" style:parent-style-name="Normal_20_Indent" style:default-outline-level="">
      <style:paragraph-properties fo:margin-left="1.249cm" fo:margin-right="0cm" fo:margin-top="0cm" fo:margin-bottom="0cm" loext:contextual-spacing="true" fo:line-height="100%" fo:text-indent="0cm" style:auto-text-indent="false">
        <style:tab-stops>
          <style:tab-stop style:position="0.635cm"/>
        </style:tab-stops>
      </style:paragraph-properties>
      <style:text-properties fo:color="#833c0b"/>
    </style:style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Título_20_Car" style:display-name="Título Car" style:family="text" style:parent-style-name="Default_20_Paragraph_20_Font">
      <style:text-properties fo:color="#4472c4" style:font-name="Calibri Light" fo:font-family="'Calibri Light'" style:font-family-generic="roman" style:font-pitch="variable" fo:font-size="28pt" fo:language="es" fo:country="ES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color="#ed7d31"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430</meta:initial-creator>
    <meta:editing-cycles>2</meta:editing-cycles>
    <meta:creation-date>2019-05-16T02:59:00</meta:creation-date>
    <dc:date>2019-09-01T18:34:22.111700974</dc:date>
    <meta:editing-duration>PT45M43S</meta:editing-duration>
    <meta:generator>LibreOffice/6.0.7.3$Linux_X86_64 LibreOffice_project/00m0$Build-3</meta:generator>
    <meta:document-statistic meta:table-count="0" meta:image-count="0" meta:object-count="0" meta:page-count="2" meta:paragraph-count="51" meta:word-count="338" meta:character-count="2289" meta:non-whitespace-character-count="19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